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Numbering_20_1"/>
    <style:style style:name="T1" style:family="text">
      <style:text-properties style:use-window-font-color="true" style:font-name="Times New Roman"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287994" text:style-name="Numbering_20_1">
        <text:list-item>
          <text:p text:style-name="P1">a ä â à á</text:p>
        </text:list-item>
        <text:list-item>
          <text:p text:style-name="P1">b</text:p>
        </text:list-item>
        <text:list-item>
          <text:p text:style-name="P1">c ç</text:p>
        </text:list-item>
        <text:list-item>
          <text:p text:style-name="P1">d</text:p>
        </text:list-item>
        <text:list-item>
          <text:p text:style-name="P1">e ë ê è é</text:p>
        </text:list-item>
        <text:list-item>
          <text:p text:style-name="P1">f</text:p>
        </text:list-item>
        <text:list-item>
          <text:p text:style-name="P1">g</text:p>
        </text:list-item>
        <text:list-item>
          <text:p text:style-name="P1">h</text:p>
        </text:list-item>
        <text:list-item>
          <text:p text:style-name="P1">i ï î ì í</text:p>
        </text:list-item>
        <text:list-item>
          <text:p text:style-name="P1">j</text:p>
        </text:list-item>
        <text:list-item>
          <text:p text:style-name="P1">k</text:p>
        </text:list-item>
        <text:list-item>
          <text:p text:style-name="P1">l</text:p>
        </text:list-item>
        <text:list-item>
          <text:p text:style-name="P1">m</text:p>
        </text:list-item>
        <text:list-item>
          <text:p text:style-name="P1">n ñ</text:p>
        </text:list-item>
        <text:list-item>
          <text:p text:style-name="P1">o ö ô ò ó</text:p>
        </text:list-item>
        <text:list-item>
          <text:p text:style-name="P1">p</text:p>
        </text:list-item>
        <text:list-item>
          <text:p text:style-name="P1">q</text:p>
        </text:list-item>
        <text:list-item>
          <text:p text:style-name="P1">r</text:p>
        </text:list-item>
        <text:list-item>
          <text:p text:style-name="P1">s ß</text:p>
        </text:list-item>
        <text:list-item>
          <text:p text:style-name="P1">t</text:p>
        </text:list-item>
        <text:list-item>
          <text:p text:style-name="P1">u ü û ù ú</text:p>
        </text:list-item>
        <text:list-item>
          <text:p text:style-name="P1">v</text:p>
        </text:list-item>
        <text:list-item>
          <text:p text:style-name="P1">w</text:p>
        </text:list-item>
        <text:list-item>
          <text:p text:style-name="P1">x</text:p>
        </text:list-item>
        <text:list-item>
          <text:p text:style-name="P1">y</text:p>
        </text:list-item>
        <text:list-item>
          <text:p text:style-name="P1">z</text:p>
        </text:list-item>
        <text:list-item>
          <text:p text:style-name="P1">punt .</text:p>
        </text:list-item>
        <text:list-item>
          <text:p text:style-name="P1">komma ,</text:p>
        </text:list-item>
        <text:list-item>
          <text:p text:style-name="P1">puntkomma ;</text:p>
        </text:list-item>
        <text:list-item>
          <text:p text:style-name="P1">dubbele punt :</text:p>
        </text:list-item>
        <text:list-item>
          <text:p text:style-name="P1">vraagteken ?</text:p>
        </text:list-item>
        <text:list-item>
          <text:p text:style-name="P1">uitroepteken !</text:p>
        </text:list-item>
        <text:list-item>
          <text:p text:style-name="P1">schuine streep /</text:p>
        </text:list-item>
        <text:list-item>
          <text:p text:style-name="P1"><text:soft-page-break/>liggend streepje -</text:p>
        </text:list-item>
        <text:list-item>
          <text:p text:style-name="P1">beletselteken ...</text:p>
        </text:list-item>
        <text:list-item>
          <text:p text:style-name="P1">(ronde haakjes)</text:p>
        </text:list-item>
        <text:list-item>
          <text:p text:style-name="P1">“dubbele aanhalingstekens”</text:p>
        </text:list-item>
        <text:list-item>
          <text:p text:style-name="P1">'enkele aanhalingstekens'</text:p>
        </text:list-item>
        <text:list-item>
          <text:p text:style-name="P1">[vierkante haakjes]</text:p>
        </text:list-item>
        <text:list-item>
          <text:p text:style-name="P1">ampersand &amp;</text:p>
        </text:list-item>
        <text:list-item>
          <text:p text:style-name="P1">asterisk *</text:p>
        </text:list-item>
        <text:list-item>
          <text:p text:style-name="P1">at @</text:p>
        </text:list-item>
        <text:list-item>
          <text:p text:style-name="P1">backslash \</text:p>
        </text:list-item>
        <text:list-item>
          <text:p text:style-name="P1">copyright ©</text:p>
        </text:list-item>
        <text:list-item>
          <text:p text:style-name="P1">dollar $</text:p>
        </text:list-item>
        <text:list-item>
          <text:p text:style-name="P1">euro €</text:p>
        </text:list-item>
        <text:list-item>
          <text:p text:style-name="P1">gelijkheidsteken =</text:p>
        </text:list-item>
        <text:list-item>
          <text:p text:style-name="P1">groter dan &gt;</text:p>
        </text:list-item>
        <text:list-item>
          <text:p text:style-name="P1">hekje #</text:p>
        </text:list-item>
        <text:list-item>
          <text:p text:style-name="P1">kleiner dan &lt;</text:p>
        </text:list-item>
        <text:list-item>
          <text:p text:style-name="P1">paragraaf §</text:p>
        </text:list-item>
        <text:list-item>
          <text:p text:style-name="P1">pond £</text:p>
        </text:list-item>
        <text:list-item>
          <text:p text:style-name="P1">registered ®</text:p>
        </text:list-item>
        <text:list-item>
          <text:p text:style-name="P1">underscore _</text:p>
        </text:list-item>
        <text:list-item>
          <text:p text:style-name="P1">yen ¥</text:p>
        </text:list-item>
        <text:list-item>
          <text:p text:style-name="P1">1</text:p>
        </text:list-item>
        <text:list-item>
          <text:p text:style-name="P1">2</text:p>
        </text:list-item>
        <text:list-item>
          <text:p text:style-name="P1">3</text:p>
        </text:list-item>
        <text:list-item>
          <text:p text:style-name="P1">4</text:p>
        </text:list-item>
        <text:list-item>
          <text:p text:style-name="P1">5</text:p>
        </text:list-item>
        <text:list-item>
          <text:p text:style-name="P1">6</text:p>
        </text:list-item>
        <text:list-item>
          <text:p text:style-name="P1">7</text:p>
        </text:list-item>
        <text:list-item>
          <text:p text:style-name="P1">8</text:p>
        </text:list-item>
        <text:list-item>
          <text:p text:style-name="P1">9</text:p>
        </text:list-item>
        <text:list-item>
          <text:p text:style-name="P1">0</text:p>
        </text:list-item>
        <text:list-item>
          <text:p text:style-name="P1">1.234.567,89</text:p>
        </text:list-item>
        <text:list-item>
          <text:p text:style-name="P1"><text:soft-page-break/>050-12 34 56</text:p>
        </text:list-item>
        <text:list-item>
          <text:p text:style-name="P1">050/78 90 12</text:p>
        </text:list-item>
        <text:list-item>
          <text:p text:style-name="P1">050-34.56.78</text:p>
        </text:list-item>
        <text:list-item>
          <text:p text:style-name="P1">BE03 4747 0637 8184</text:p>
        </text:list-item>
        <text:list-item>
          <text:p text:style-name="P1">+ 32 11 32 43 54</text:p>
        </text:list-item>
        <text:list-item>
          <text:p text:style-name="P1">1e, 1ste</text:p>
        </text:list-item>
        <text:list-item>
          <text:p text:style-name="P1">2e, 2de</text:p>
        </text:list-item>
        <text:list-item>
          <text:p text:style-name="P1">3e, 3de</text:p>
        </text:list-item>
        <text:list-item>
          <text:p text:style-name="P1">15e, 27ste</text:p>
        </text:list-item>
        <text:list-item>
          <text:p text:style-name="P1">10a</text:p>
        </text:list-item>
        <text:list-item>
          <text:p text:style-name="P1">12.b</text:p>
        </text:list-item>
        <text:list-item>
          <text:p text:style-name="P1">1 + 2 = 3</text:p>
        </text:list-item>
        <text:list-item>
          <text:p text:style-name="P1">9 - 5 = 4</text:p>
        </text:list-item>
        <text:list-item>
          <text:p text:style-name="P1">3 <text:span text:style-name="T1">× </text:span>3 = 9</text:p>
        </text:list-item>
        <text:list-item>
          <text:p text:style-name="P1">8 <text:span text:style-name="T1">÷</text:span> 4 = 2</text:p>
        </text:list-item>
        <text:list-item>
          <text:p text:style-name="P1">65+-kaart</text:p>
        </text:list-item>
        <text:list-item>
          <text:p text:style-name="P1">40-jarige</text:p>
        </text:list-item>
        <text:list-item>
          <text:p text:style-name="P1">79,5 %</text:p>
        </text:list-item>
        <text:list-item>
          <text:p text:style-name="P1">15%</text:p>
        </text:list-item>
        <text:list-item>
          <text:p text:style-name="P1">37,8° C</text:p>
        </text:list-item>
        <text:list-item>
          <text:p text:style-name="P1">65 m<text:span text:style-name="T1">²</text:span></text:p>
        </text:list-item>
        <text:list-item>
          <text:p text:style-name="P1">1.000 cm<text:span text:style-name="T1">³</text:span></text:p>
        </text:list-item>
        <text:list-item>
          <text:p text:style-name="P1">½ kg - 1/2 kg</text:p>
        </text:list-item>
        <text:list-item>
          <text:p text:style-name="P1">¼ l - 1/4 l</text:p>
        </text:list-item>
        <text:list-item>
          <text:p text:style-name="P1">CO<text:span text:style-name="T1">₂</text:span>-uitstoot: 158 g CO<text:span text:style-name="T1">₂</text:span>/km</text:p>
        </text:list-item>
        <text:list-item>
          <text:p text:style-name="P1">Benedictus XVI</text:p>
        </text:list-item>
        <text:list-item>
          <text:p text:style-name="P1">Jozef II-straat</text:p>
        </text:list-item>
        <text:list-item>
          <text:p text:style-name="P1">WO II</text:p>
        </text:list-item>
        <text:list-item>
          <text:p text:style-name="P1">EEN woord in hoofdletters</text:p>
        </text:list-item>
        <text:list-item>
          <text:p text:style-name="P1">TWEE WOORDEN in hoofdletters</text:p>
        </text:list-item>
        <text:list-item>
          <text:p text:style-name="P1">DRIE WOORDEN IN hoofdletters</text:p>
        </text:list-item>
        <text:list-item>
          <text:p text:style-name="P1">MEER DAN DRIE WOORDEN in hoofdletters</text:p>
        </text:list-item>
        <text:list-item>
          <text:p text:style-name="P1">BTW-TARIEF volledig in hoofdletters</text:p>
        </text:list-item>
        <text:list-item>
          <text:p text:style-name="P1"><text:soft-page-break/>BTW-tarief alleen btw in hoofdletters</text:p>
        </text:list-item>
        <text:list-item>
          <text:p text:style-name="P1">P+R park and ride</text:p>
        </text:list-item>
        <text:list-item>
          <text:p text:style-name="P1">N-VA Nieuw-Vlaamse Alliantie</text:p>
        </text:list-item>
        <text:list-item>
          <text:p text:style-name="P1">CD&amp;V Christen-Democratisch en Vlaams</text:p>
        </text:list-item>
        <text:list-item>
          <text:p text:style-name="P1">W.F. Hermans</text:p>
        </text:list-item>
        <text:list-item>
          <text:p text:style-name="P1">FAQ's</text:p>
        </text:list-item>
        <text:list-item>
          <text:p text:style-name="P1">VTM'er</text:p>
        </text:list-item>
        <text:list-item>
          <text:p text:style-name="P1">65+'er</text:p>
        </text:list-item>
        <text:list-item>
          <text:p text:style-name="P1">SLAAT DE VLAM IN DE PAN, DEK DE VUURHAARD DAN AF MET EEN BRANDWERENDE DEKEN OF EEN VOCHTIGE DOEK.</text:p>
        </text:list-item>
        <text:list-item>
          <text:p text:style-name="P1">lisa_dirk@yahoo.com</text:p>
        </text:list-item>
        <text:list-item>
          <text:p text:style-name="P1">http://www.avh.asso.fr</text:p>
        </text:list-item>
        <text:list-item>
          <text:p text:style-name="P1">C:\Documents and Settings</text:p>
        </text:list-item>
        <text:list-item>
          <text:p text:style-name="P1">€ 12,35</text:p>
        </text:list-item>
        <text:list-item>
          <text:p text:style-name="P1">€12,35</text:p>
        </text:list-item>
        <text:list-item>
          <text:p text:style-name="P1">$ 10,00</text:p>
        </text:list-item>
        <text:list-item>
          <text:p text:style-name="P1">$10,00</text:p>
        </text:list-item>
        <text:list-item>
          <text:p text:style-name="P1">£ 65,47</text:p>
        </text:list-item>
        <text:list-item>
          <text:p text:style-name="P1">£65,47</text:p>
        </text:list-item>
        <text:list-item>
          <text:p text:style-name="P1">¥ 100.000</text:p>
        </text:list-item>
        <text:list-item>
          <text:p text:style-name="P1">¥100.000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l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cm" fo:padding="0cm" fo:border="none" style:shadow="none" style:join-border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1cm" fo:text-indent="-1.101cm" fo:margin-left="1.1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1cm" fo:text-indent="-0.6cm" fo:margin-left="1.1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1cm" fo:text-indent="-0.101cm" fo:margin-left="1.1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1cm" fo:text-indent="0.4cm" fo:margin-left="1.1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1cm" fo:text-indent="0.9cm" fo:margin-left="1.1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1cm" fo:text-indent="1.401cm" fo:margin-left="1.1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1cm" fo:text-indent="1.9cm" fo:margin-left="1.1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1cm" fo:text-indent="2.401cm" fo:margin-left="1.1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1cm" fo:text-indent="2.9cm" fo:margin-left="1.1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1cm" fo:text-indent="3.401cm" fo:margin-left="1.1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ert Frees</meta:initial-creator>
    <meta:creation-date>2011-05-20T10:59:13.86</meta:creation-date>
    <meta:generator>OpenOffice.org/3.3$Win32 OpenOffice.org_project/330m19$Build-9561</meta:generator>
    <dc:date>2011-05-20T12:45:56.70</dc:date>
    <dc:creator>Bert Frees</dc:creator>
    <meta:editing-duration>PT1H43M43S</meta:editing-duration>
    <meta:editing-cycles>5</meta:editing-cycles>
    <meta:document-statistic meta:table-count="0" meta:image-count="0" meta:object-count="0" meta:page-count="4" meta:paragraph-count="119" meta:word-count="293" meta:character-count="1263"/>
    <meta:user-defined meta:name="[BRL]BraillePageNumbers" meta:value-type="boolean">false</meta:user-defined>
    <meta:user-defined meta:name="[BRL]BrintpageNumbersInToc" meta:value-type="boolean">false</meta:user-defined>
    <meta:user-defined meta:name="[BRL]PageSeparator" meta:value-type="boolean">false</meta:user-defined>
  </office:meta>
</office:document-meta>
</file>